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adornments="Regular" style:font-pitch="fixed"/>
    <style:font-face style:name="Arial3" svg:font-family="Arial" style:font-adornments="Regular" style:font-pitch="variable"/>
    <style:font-face style:name="Calibri" svg:font-family="Calibri" style:font-family-generic="system" style:font-pitch="variable"/>
    <style:font-face style:name="Courier New" svg:font-family="'Courier New'" style:font-family-generic="roman" style:font-pitch="variable"/>
    <style:font-face style:name="David" svg:font-family="David" style:font-adornments="Regular" style:font-pitch="fixed"/>
    <style:font-face style:name="David CLM" svg:font-family="'David CLM'" style:font-family-generic="roman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Greta Sans H+L SemiBold" svg:font-family="'Greta Sans H+L SemiBold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F Narkisim" svg:font-family="'MF Narkisim'" style:font-family-generic="system" style:font-pitch="variable"/>
    <style:font-face style:name="MF Narkisim1" svg:font-family="'MF Narkisim'" style:font-adornments="Regular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adornments="Regular" style:font-pitch="fixed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imes New Roman" svg:font-family="'Times New Roman'" style:font-adornments="Regular" style:font-pitch="fixed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Heading_20_1">
      <style:paragraph-properties fo:line-height="100%"/>
      <style:text-properties style:use-window-font-color="true" loext:opacity="0%" officeooo:paragraph-rsid="04af6545"/>
    </style:style>
    <style:style style:name="P2" style:family="paragraph" style:parent-style-name="Text_20_body">
      <style:paragraph-properties fo:line-height="100%"/>
      <style:text-properties style:use-window-font-color="true" loext:opacity="0%" officeooo:rsid="04af6545" officeooo:paragraph-rsid="06ff879a"/>
    </style:style>
    <style:style style:name="P3" style:family="paragraph" style:parent-style-name="Text_20_body">
      <style:paragraph-properties fo:line-height="100%"/>
      <style:text-properties style:use-window-font-color="true" loext:opacity="0%" style:font-name="Monospace" officeooo:rsid="07033df7" officeooo:paragraph-rsid="06ff879a" style:font-size-asian="10.5pt" style:font-name-complex="David CLM1" style:font-weight-complex="normal"/>
    </style:style>
    <style:style style:name="P4" style:family="paragraph" style:parent-style-name="Heading_20_2">
      <style:text-properties style:use-window-font-color="true" loext:opacity="0%" officeooo:paragraph-rsid="07233fb9"/>
    </style:style>
    <style:style style:name="P5" style:family="paragraph" style:parent-style-name="Text_20_body">
      <style:text-properties officeooo:rsid="07233fb9" officeooo:paragraph-rsid="07233fb9"/>
    </style:style>
    <style:style style:name="P6" style:family="paragraph" style:parent-style-name="Text_20_body" style:list-style-name="L1">
      <style:text-properties officeooo:rsid="07233fb9" officeooo:paragraph-rsid="07233fb9"/>
    </style:style>
    <style:style style:name="P7" style:family="paragraph" style:parent-style-name="Text_20_body">
      <style:text-properties officeooo:rsid="07250e34" officeooo:paragraph-rsid="07250e34"/>
    </style:style>
    <style:style style:name="P8" style:family="paragraph" style:parent-style-name="Text_20_body">
      <style:text-properties officeooo:rsid="07279810" officeooo:paragraph-rsid="07279810"/>
    </style:style>
    <style:style style:name="P9" style:family="paragraph" style:parent-style-name="Text_20_body">
      <style:text-properties officeooo:rsid="072b1ff5" officeooo:paragraph-rsid="072b1ff5"/>
    </style:style>
    <style:style style:name="P10" style:family="paragraph" style:parent-style-name="Text_20_body">
      <style:text-properties style:use-window-font-color="true" loext:opacity="0%" style:font-name="Times New Roman" officeooo:paragraph-rsid="07233fb9"/>
    </style:style>
    <style:style style:name="P11" style:family="paragraph" style:parent-style-name="Heading_20_2">
      <style:text-properties officeooo:paragraph-rsid="07233fb9"/>
    </style:style>
    <style:style style:name="P12" style:family="paragraph" style:parent-style-name="Standard">
      <style:paragraph-properties fo:margin-left="0in" fo:margin-right="0in" fo:line-height="0.2083in" fo:text-align="end" style:justify-single-word="false" fo:text-indent="0in" style:auto-text-indent="false" style:writing-mode="rl-tb"/>
      <style:text-properties officeooo:paragraph-rsid="07233fb9"/>
    </style:style>
    <style:style style:name="P13" style:family="paragraph" style:parent-style-name="Standard">
      <style:paragraph-properties fo:margin-left="0in" fo:margin-right="0in" fo:line-height="0.2083in" fo:text-indent="0in" style:auto-text-indent="false"/>
      <style:text-properties style:font-name="Times New Roman" officeooo:paragraph-rsid="07233fb9"/>
    </style:style>
    <style:style style:name="P14" style:family="paragraph" style:parent-style-name="Standard">
      <style:paragraph-properties fo:margin-left="0in" fo:margin-right="0in" fo:line-height="0.2083in" fo:text-indent="0in" style:auto-text-indent="false"/>
      <style:text-properties officeooo:paragraph-rsid="07233fb9"/>
    </style:style>
    <style:style style:name="P15" style:family="paragraph" style:parent-style-name="תרגיל_20_סוף">
      <style:paragraph-properties fo:line-height="0.1043in" fo:padding-left="0in" fo:padding-right="0in" fo:padding-top="0in" fo:padding-bottom="0.0138in" fo:border-left="none" fo:border-right="none" fo:border-top="none" fo:border-bottom="0.51pt solid #000000">
        <style:tab-stops>
          <style:tab-stop style:position="0.1972in"/>
        </style:tab-stops>
      </style:paragraph-properties>
      <style:text-properties style:font-name="Times New Roman" officeooo:paragraph-rsid="07233fb9"/>
    </style:style>
    <style:style style:name="P16" style:family="paragraph" style:parent-style-name="Standard">
      <style:text-properties style:use-window-font-color="true" loext:opacity="0%" officeooo:paragraph-rsid="07233fb9"/>
    </style:style>
    <style:style style:name="P17" style:family="paragraph" style:parent-style-name="Standard">
      <style:text-properties style:use-window-font-color="true" loext:opacity="0%" officeooo:rsid="071e3846" officeooo:paragraph-rsid="07233fb9"/>
    </style:style>
    <style:style style:name="P18" style:family="paragraph" style:parent-style-name="Text_20_body">
      <style:text-properties style:use-window-font-color="true" loext:opacity="0%" style:font-name="Monospace" officeooo:rsid="06be5afb" officeooo:paragraph-rsid="07233fb9" style:font-size-asian="10.5pt" style:font-name-complex="David CLM1" style:font-weight-complex="normal"/>
    </style:style>
    <style:style style:name="P19" style:family="paragraph" style:parent-style-name="Heading_20_2">
      <style:text-properties style:use-window-font-color="true" loext:opacity="0%" officeooo:rsid="06c90542" officeooo:paragraph-rsid="07060f20"/>
    </style:style>
    <style:style style:name="P20" style:family="paragraph" style:parent-style-name="Standard">
      <style:paragraph-properties fo:margin-left="0in" fo:margin-right="0in" fo:line-height="0.2083in" fo:text-indent="0in" style:auto-text-indent="false"/>
    </style:style>
    <style:style style:name="P21" style:family="paragraph" style:parent-style-name="Standard">
      <style:paragraph-properties fo:margin-left="0in" fo:margin-right="0in" fo:line-height="0.2083in" fo:text-indent="0in" style:auto-text-indent="false"/>
      <style:text-properties style:font-name="David"/>
    </style:style>
    <style:style style:name="P22" style:family="paragraph" style:parent-style-name="Standard">
      <style:paragraph-properties fo:margin-left="0in" fo:margin-right="0in" fo:line-height="0.2083in" fo:text-indent="0in" style:auto-text-indent="false"/>
      <style:text-properties style:font-name="Times New Roman"/>
    </style:style>
    <style:style style:name="P23" style:family="paragraph" style:parent-style-name="Text_20_body">
      <style:text-properties style:use-window-font-color="true" loext:opacity="0%" officeooo:rsid="07014211" officeooo:paragraph-rsid="071b9382"/>
    </style:style>
    <style:style style:name="P24" style:family="paragraph" style:parent-style-name="Heading_20_2">
      <style:text-properties style:use-window-font-color="true" loext:opacity="0%" officeooo:paragraph-rsid="07075c25"/>
    </style:style>
    <style:style style:name="P25" style:family="paragraph" style:parent-style-name="Text_20_body">
      <style:text-properties officeooo:rsid="072f2c08" officeooo:paragraph-rsid="072f2c08"/>
    </style:style>
    <style:style style:name="P26" style:family="paragraph" style:parent-style-name="Text_20_body">
      <style:text-properties officeooo:rsid="073713bd" officeooo:paragraph-rsid="073713bd"/>
    </style:style>
    <style:style style:name="P27" style:family="paragraph" style:parent-style-name="Heading_20_2">
      <style:text-properties style:use-window-font-color="true" loext:opacity="0%" officeooo:paragraph-rsid="0713a5f7"/>
    </style:style>
    <style:style style:name="P28" style:family="paragraph" style:parent-style-name="Text_20_body">
      <style:text-properties officeooo:rsid="072f9e77"/>
    </style:style>
    <style:style style:name="P29" style:family="paragraph" style:parent-style-name="Text_20_body">
      <style:text-properties style:use-window-font-color="true" loext:opacity="0%" officeooo:rsid="0730e730" officeooo:paragraph-rsid="0730e730"/>
    </style:style>
    <style:style style:name="T1" style:family="text">
      <style:text-properties officeooo:rsid="05226f8d"/>
    </style:style>
    <style:style style:name="T2" style:family="text">
      <style:text-properties officeooo:rsid="04af6545"/>
    </style:style>
    <style:style style:name="T3" style:family="text">
      <style:text-properties officeooo:rsid="05f3078d"/>
    </style:style>
    <style:style style:name="T4" style:family="text">
      <style:text-properties style:font-name="Liberation Sans1" fo:font-size="21pt" fo:font-weight="bold" officeooo:rsid="06efcd3e" style:font-name-asian="Noto Sans CJK SC Regular" style:font-size-asian="18.2000007629395pt" style:font-weight-asian="bold" style:font-name-complex="Nachlieli CLM2" style:font-size-complex="21pt" style:font-weight-complex="bold"/>
    </style:style>
    <style:style style:name="T5" style:family="text">
      <style:text-properties style:font-name="Liberation Sans1" fo:font-size="21pt" fo:font-weight="bold" officeooo:rsid="071b9382" style:font-name-asian="Noto Sans CJK SC Regular" style:font-size-asian="18.2000007629395pt" style:font-weight-asian="bold" style:font-name-complex="Nachlieli CLM2" style:font-size-complex="21pt" style:font-weight-complex="bold"/>
    </style:style>
    <style:style style:name="T6" style:family="text">
      <style:text-properties style:font-name="Monospace" officeooo:rsid="06fa9d70" style:font-size-asian="10.5pt" style:font-name-complex="David CLM1" style:font-weight-complex="normal"/>
    </style:style>
    <style:style style:name="T7" style:family="text">
      <style:text-properties style:font-name="Monospace" officeooo:rsid="0658fae3" style:font-size-asian="10.5pt" style:font-name-complex="David CLM1" style:font-weight-complex="normal"/>
    </style:style>
    <style:style style:name="T8" style:family="text">
      <style:text-properties style:font-name="Monospace" officeooo:rsid="07033df7" style:font-size-asian="10.5pt" style:font-name-complex="David CLM1" style:font-weight-complex="normal"/>
    </style:style>
    <style:style style:name="T9" style:family="text">
      <style:text-properties officeooo:rsid="07233fb9"/>
    </style:style>
    <style:style style:name="T10" style:family="text">
      <style:text-properties style:font-name="Monospace" fo:font-size="12pt" fo:language="en" fo:country="US" fo:font-style="normal" fo:font-weight="normal" officeooo:rsid="0707e6fe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1" style:family="text">
      <style:text-properties officeooo:rsid="065efeae"/>
    </style:style>
    <style:style style:name="T12" style:family="text">
      <style:text-properties officeooo:rsid="07237dc1"/>
    </style:style>
    <style:style style:name="T13" style:family="text">
      <style:text-properties officeooo:rsid="07237cfa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use-window-font-color="true" loext:opacity="0%"/>
    </style:style>
    <style:style style:name="T16" style:family="text">
      <style:text-properties style:use-window-font-color="true" loext:opacity="0%" style:font-name="Monospace" fo:font-size="12pt" fo:language="en" fo:country="US" fo:font-style="normal" fo:font-weight="normal" officeooo:rsid="07233fb9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7" style:family="text">
      <style:text-properties style:use-window-font-color="true" loext:opacity="0%" officeooo:rsid="065efeae"/>
    </style:style>
    <style:style style:name="T18" style:family="text">
      <style:text-properties style:use-window-font-color="true" loext:opacity="0%" officeooo:rsid="071d2913"/>
    </style:style>
    <style:style style:name="T19" style:family="text">
      <style:text-properties fo:font-family="'Times New Roman'" style:font-family-generic="roman" style:font-pitch="variable"/>
    </style:style>
    <style:style style:name="T20" style:family="text">
      <style:text-properties style:font-name="David"/>
    </style:style>
    <style:style style:name="T21" style:family="text">
      <style:text-properties style:font-name="David" officeooo:rsid="071d2913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officeooo:rsid="071d2913"/>
    </style:style>
    <style:style style:name="T24" style:family="text">
      <style:text-properties officeooo:rsid="073645dd"/>
    </style:style>
    <style:style style:name="T25" style:family="text">
      <style:text-properties style:font-name="Monospace" fo:language="en" fo:country="US" style:font-size-asian="10.5pt" style:font-name-complex="David CLM1" style:font-weight-complex="normal"/>
    </style:style>
    <style:style style:name="T26" style:family="text">
      <style:text-properties style:font-name="Monospace" fo:font-size="12pt" fo:language="en" fo:country="US" fo:font-style="normal" fo:font-weight="normal" officeooo:rsid="072c5076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27" style:family="text">
      <style:text-properties style:font-name="Monospace" fo:language="en" fo:country="US" officeooo:rsid="065efeae" style:font-size-asian="10.5pt" style:font-name-complex="David CLM1" style:font-weight-complex="normal"/>
    </style:style>
    <style:style style:name="T28" style:family="text">
      <style:text-properties style:font-name="Monospace" fo:language="en" fo:country="US" officeooo:rsid="072c5076" style:font-size-asian="10.5pt" style:font-name-complex="David CLM1" style:font-weight-complex="normal"/>
    </style:style>
    <style:style style:name="T29" style:family="text">
      <style:text-properties fo:font-family="David" style:font-family-generic="roman" style:font-pitch="variable"/>
    </style:style>
    <style:style style:name="T30" style:family="text">
      <style:text-properties style:font-name="David" style:font-name-asian="Calibri"/>
    </style:style>
    <style:style style:name="T31" style:family="text">
      <style:text-properties officeooo:rsid="06d2355e"/>
    </style:style>
    <style:style style:name="T32" style:family="text">
      <style:text-properties style:font-name="Monospace" fo:font-size="12pt" fo:font-style="normal" fo:font-weight="normal" officeooo:rsid="06f15851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33" style:family="text">
      <style:text-properties style:font-name="Monospace" fo:font-size="12pt" fo:font-style="normal" fo:font-weight="normal" officeooo:rsid="070b5145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34" style:family="text">
      <style:text-properties officeooo:rsid="073713bd"/>
    </style:style>
    <style:style style:name="T35" style:family="text">
      <style:text-properties officeooo:rsid="072f9e77"/>
    </style:style>
    <style:style style:name="T36" style:family="text">
      <style:text-properties officeooo:rsid="06def1a1"/>
    </style:style>
    <style:style style:name="T37" style:family="text">
      <style:text-properties fo:language="en" fo:country="US" officeooo:rsid="0713a5f7"/>
    </style:style>
    <style:style style:name="T38" style:family="text">
      <style:text-properties officeooo:rsid="07339a23"/>
    </style:style>
    <style:style style:name="T39" style:family="text">
      <style:text-properties officeooo:rsid="0730e73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משפט_הגדרה_אלגוריתם_למה"/>
      </text:sequence-decls>
      <text:h text:style-name="P1" text:outline-level="1"><text:span text:style-name="T1">מטלה</text:span><text:span text:style-name="T2"> –</text:span><text:span text:style-name="T3"> חלוק</text:span><text:span text:style-name="T4">ה </text:span><text:span text:style-name="T5">בהגרלה</text:span></text:h>
      <text:p text:style-name="P2"><text:span text:style-name="T6">יש לענות על שאלה אחת לבחירתכם. <text:s/></text:span><text:span text:style-name="T7">שאלות המסומנות בכוכבית (*) מזכות בניקוד כפול. </text:span><text:span text:style-name="T8">סעיפים המסומנים בכוכבית (*) הם רשות ומזכים בניקוד כפול.</text:span></text:p>
      <text:p text:style-name="P3"/>
      <text:p text:style-name="P4"><text:span text:style-name="T9">* </text:span>שאלה <text:span text:style-name="T10">1</text:span><text:span text:style-name="T11">: </text:span><text:span text:style-name="T9">דיקטטורה סדרתית אקראית </text:span><text:span text:style-name="T12">(random serial dictatorship)</text:span></text:p>
      <text:p text:style-name="P5">רוצים לחלק n מטלות בין n <text:span text:style-name="T13">שחקנים</text:span>, כך שכל <text:span text:style-name="T13">שחקן </text:span>יקבל מטלה אחת בדיוק. אלגוריתם <text:span text:style-name="T14">דיקטטורה סדרתית אקראית </text:span>פועל באופן הבא:</text:p>
      <text:list text:style-name="L1">
        <text:list-item>
          <text:p text:style-name="P6">מסדרים את השחקנים בסדר אקראי כלשהו;</text:p>
        </text:list-item>
        <text:list-item>
          <text:p text:style-name="P6">כל שחקן בתורו בוחר את המטלה שהוא הכי רוצה, מבין המטלות שנשארו.</text:p>
        </text:list-item>
      </text:list>
      <text:p text:style-name="P5">הוכיחו שהאלגוריתם מקיים את התכונות הבאות:</text:p>
      <text:p text:style-name="P5">א. מגלה-אמת;</text:p>
      <text:p text:style-name="P5">ב. יעיל בדיעבד <text:span text:style-name="T13">(בהנחה שעבור כל שחקן, כל המטלות הן שונות – אף שחקן אינו אדיש בין שתי מטלות).</text:span></text:p>
      <text:p text:style-name="P5">ג. <text:span text:style-name="T14">לא</text:span> יעיל לכתחילה;</text:p>
      <text:p text:style-name="P7">ד. פרופורציונלי לכתחילה;</text:p>
      <text:p text:style-name="P7">ה. <text:span text:style-name="T14">לא</text:span> ללא-קנאה לכתחילה;</text:p>
      <text:p text:style-name="P8">ו. <text:span text:style-name="T14">לא </text:span>פרופורציונלי בדיעבד.</text:p>
      <text:p text:style-name="P9">[א, ב, ד, ו קלים יחסית; ג, ה יותר קשים]</text:p>
      <text:p text:style-name="P10"/>
      <text:p text:style-name="P11"><text:span text:style-name="T15">שאלה </text:span><text:span text:style-name="T16">2</text:span><text:span text:style-name="T17">: </text:span><text:span text:style-name="T18">אלגוריתם בירקהוף</text:span></text:p>
      <text:p text:style-name="P12" loext:marker-style-name="T19"><text:span text:style-name="T20">א. </text:span><text:span text:style-name="T21">המציאו גרף דו-צדדי מאוזן בגודל 4 (שונה מהגרף של ההרצאה). </text:span><text:span text:style-name="T20">תארו </text:span><text:span text:style-name="T21">שתי ריצות אפשריות שונות של אלגוריתם בירקהוף </text:span><text:span text:style-name="T22">על אותו גרף (</text:span><text:span text:style-name="T23">ריצות המוצאות </text:span><text:span text:style-name="T22">שידוכים שונים).</text:span></text:p>
      <text:p text:style-name="P13" loext:marker-style-name="T19"/>
      <text:p text:style-name="P14" loext:marker-style-name="T19"><text:span text:style-name="T22">ב. הפעילו את </text:span><text:span text:style-name="T23">אלגוריתם בירקהוף </text:span><text:span text:style-name="T22">על גרף לא־מאוזן, והראו שהוא נכשל (לא מוצא פירוק בירקהוף).</text:span></text:p>
      <text:p text:style-name="P15" loext:marker-style-name="T19"/>
      <text:p text:style-name="P16"/>
      <text:p text:style-name="P17">* ג. <text:span text:style-name="T24">רשות: כתבו קוד בפייתון הפותר את השאלה באופן כללי, כולל יצירת גרפים להמחשה של שלבי הביניים.</text:span></text:p>
      <text:p text:style-name="P18"/>
      <text:p text:style-name="P19"><text:span text:style-name="T25">שאלה </text:span><text:span text:style-name="T26">3</text:span><text:span text:style-name="T27">: </text:span><text:span text:style-name="T28">אלגוריתם בירקהוף מורחב</text:span></text:p>
      <text:p text:style-name="P20" loext:marker-style-name="T29"><text:span text:style-name="T20">א. נתונים 3n חפצים שיש לחלק בין n שחקנים, כך שכל שחקן מקבל בדיוק 3 חפצים. נתונה מטריצת הסתברויות עם n שורות (שורה לכל שחקן) <text:s/>ו־3n עמודות (עמודה לכל חפץ). סכום הערכים בכל שורה הוא 3, <text:s/>וסכום הערכים בכל עמודה הוא 1. הוכיחו, שניתן לפרק את המטריצה להגרלה על חלוקות, שבכל אחת מהן, כל שחקן מקבל בדיוק 3 חפצים. <text:s text:c="2"/></text:span></text:p>
      <text:p text:style-name="P20" loext:marker-style-name="T29"><text:soft-page-break/><text:span text:style-name="T20"/></text:p>
      <text:p text:style-name="P21" loext:marker-style-name="T29"/>
      <text:p text:style-name="P20" loext:marker-style-name="T29"><text:span text:style-name="T20">ב. הכלילו את סעיף א לשחקנים עם אילוצים לא־סימטריים, כגון:</text:span><text:span text:style-name="T30"> </text:span><text:span text:style-name="T20">שחקן א צריך לקבל בדיוק 2 חפצים, שחקן ב צריך לקבל בדיוק 4 חפצים, וכו'. הגדירו תנאי הכרחי על מטריצת ההסתברויות, והוכיחו שהתנאי הזה מספיק לכך שקיים פירוק להגרלות על השמות המקיימות את האילוצים.</text:span></text:p>
      <text:p text:style-name="P22" loext:marker-style-name="T19"/>
      <text:p text:style-name="P21" loext:marker-style-name="T29">* ג. הכלילו את סעיף א למטריצה עם מספרים לא־שלמים. לדוגמה, נניח שיש 23 חפצים שיש לחלק בין 10 שחקנים. נתונה מטריצת הסתברויות עם 10 שורות (שורה לכל שחקן) <text:s/>ו־23 עמודות. סכום הערכים בכל שורה הוא 2.3, <text:s/>וסכום הערכים בכל עמודה הוא 1. הוכיחו, שניתן לפרק את המטריצה להגרלה על חלוקות, שבכל אחת מהן, כל שחקן מקבל 2 או 3 חפצים.</text:p>
      <text:p text:style-name="P23"><text:s/></text:p>
      <text:p text:style-name="P24"><text:span text:style-name="T31">שאלה</text:span><text:span text:style-name="T32"> </text:span><text:span text:style-name="T33">4</text:span><text:span text:style-name="T11">: </text:span><text:span text:style-name="T34">הוכחות</text:span></text:p>
      <text:p text:style-name="P25"><text:span text:style-name="T34">א. </text:span>הוכיחו, שכל חלוקה ללא-קנאה לכתחילה, היא גם פרופורציונלית לכתחילה.</text:p>
      <text:p text:style-name="P26">ב. הוכיחו, שאם לגרף מסויים יש פירוק בירקהוף, אז הגרף בהכרח מאוזן.</text:p>
      <text:p text:style-name="P26"/>
      <text:p text:style-name="P27"><text:span text:style-name="T35">* </text:span><text:span text:style-name="T36">שאלה </text:span><text:span text:style-name="T37">5</text:span><text:span text:style-name="T11">: </text:span><text:span text:style-name="T35">חלוקה יעילה-לכתחילה וללא-קנאה-לכתחילה</text:span></text:p>
      <text:p text:style-name="P28">תארו אלגוריתם המוצא חלוקה יעילה-לכתחילה וללא-קנאה-לכתחילה. <text:span text:style-name="T38">הדגימו את האלגוריתם על בעיה של חלוקת 3 חפצים ל-4 אנשים. </text:span><text:span text:style-name="T39">הוכיחו את </text:span><text:span text:style-name="T38">נכונות האלגוריתם</text:span><text:span text:style-name="T39">.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adornments="Regular" style:font-pitch="fixed"/>
    <style:font-face style:name="Arial3" svg:font-family="Arial" style:font-adornments="Regular" style:font-pitch="variable"/>
    <style:font-face style:name="Calibri" svg:font-family="Calibri" style:font-family-generic="system" style:font-pitch="variable"/>
    <style:font-face style:name="Courier New" svg:font-family="'Courier New'" style:font-family-generic="roman" style:font-pitch="variable"/>
    <style:font-face style:name="David" svg:font-family="David" style:font-adornments="Regular" style:font-pitch="fixed"/>
    <style:font-face style:name="David CLM" svg:font-family="'David CLM'" style:font-family-generic="roman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Greta Sans H+L SemiBold" svg:font-family="'Greta Sans H+L SemiBold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F Narkisim" svg:font-family="'MF Narkisim'" style:font-family-generic="system" style:font-pitch="variable"/>
    <style:font-face style:name="MF Narkisim1" svg:font-family="'MF Narkisim'" style:font-adornments="Regular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adornments="Regular" style:font-pitch="fixed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imes New Roman" svg:font-family="'Times New Roman'" style:font-adornments="Regular" style:font-pitch="fixed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chapter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chapter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chapter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Drawing_20_Style" style:display-name="Default Drawing Style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A4" style:family="paragraph" style:default-outline-level="">
      <style:text-properties style:font-name="Liberation Serif" fo:font-family="'Liberation Serif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2" fo:font-family="'Noto Sans'" style:font-style-name="Regular" style:font-pitch="fixed" fo:font-size="47.5pt" style:font-size-asian="47.5pt"/>
    </style:style>
    <style:style style:name="Text" style:family="paragraph" style:parent-style-name="Caption" style:class="extra"/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blank_7e_LT_7e_Gliederung_20_1" style:display-name="blank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1575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1181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0783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Default_20_Drawing_20_Style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arrow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_20_Drawing_20_Style" style:default-outline-level="">
      <style:paragraph-properties fo:margin-top="0in" fo:margin-bottom="0in" style:contextual-spacing="false" style:line-height-at-least="0.139in" fo:text-align="start" style:justify-single-word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_20_Drawing_20_Style" style:default-outline-level="">
      <style:paragraph-properties fo:margin-left="0in" fo:margin-right="0in" fo:margin-top="0in" fo:margin-bottom="0in" style:contextual-spacing="false" style:line-height-at-least="0.139in" fo:text-indent="0.2362in" style:auto-text-indent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_20_Drawing_20_Style" style:default-outline-level="">
      <style:paragraph-properties fo:margin-top="0in" fo:margin-bottom="0in" style:contextual-spacing="false" style:line-height-at-least="0.139in" fo:text-align="center" style:justify-single-word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_20_Drawing_20_Style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_20_Drawing_20_Style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_20_Drawing_20_Style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2" style:display-name="Default_2" style:family="paragraph" style:default-outline-level="">
      <style:paragraph-properties fo:margin-top="0in" fo:margin-bottom="0in" style:contextual-spacing="false" fo:line-height="92%" fo:text-align="start" style:justify-single-word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5f_3" style:display-name="Default_3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5f_4" style:display-name="Default_4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5f_1_5f_1" style:display-name="Default_1_1" style:family="paragraph" style:default-outline-level="">
      <style:paragraph-properties fo:margin-top="0in" fo:margin-bottom="0in" style:contextual-spacing="false" fo:line-height="92%" fo:text-align="start" style:justify-single-word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Visited_20_Internet_20_Link" style:display-name="Visited Internet Link" style:family="paragraph" style:default-outline-level="">
      <style:text-properties fo:color="#80000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Quotation" style:family="paragraph" style:default-outline-level="">
      <style:text-properties style:font-name="Liberation Serif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Noto Sans1" style:font-family-complex="'Noto Sans'" style:font-family-generic-complex="system" style:font-pitch-complex="variable" style:font-size-complex="12pt"/>
    </style:style>
    <style:style style:name="Default_5f_6" style:display-name="Default_6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ternet_20_link" style:display-name="Internet link" style:family="paragraph" style:default-outline-level="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Endnote_20_Anchor" style:display-name="Endnote Anchor" style:family="paragraph" style:default-outline-level="">
      <style:text-properties style:text-position="super 58%"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Endnote_20_Characters" style:display-name="Endnote Characters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" style:display-name="ListLabel 4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" style:display-name="ListLabel 3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" style:display-name="ListLabel 2" style:family="paragraph" style:default-outline-level="">
      <style:text-properties style:font-name="Courier New" fo:font-family="'Courier New'" style:font-family-generic="roman" style:font-pitch="variable" fo:font-size="8pt" style:font-name-asian="DejaVu Sans" style:font-family-asian="'DejaVu Sans'" style:font-family-generic-asian="system" style:font-pitch-asian="variable" style:font-size-asian="8pt" style:font-name-complex="Noto Sans1" style:font-family-complex="'Noto Sans'" style:font-family-generic-complex="system" style:font-pitch-complex="variable" style:font-size-complex="12pt"/>
    </style:style>
    <style:style style:name="ListLabel_20_1" style:display-name="ListLabel 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הבחנה" style:family="paragraph" style:default-outline-level="">
      <style:text-properties style:font-name="Arial" fo:font-family="Arial" style:font-family-generic="roman" style:font-pitch="variable" fo:font-size="12pt" fo:letter-spacing="0.0043in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מושג" style:family="paragraph" style:default-outline-level="">
      <style:text-properties style:font-name="Arial" fo:font-family="Arial" style:font-family-generic="roman" style:font-pitch="variable" fo:font-size="11pt" fo:font-style="normal" fo:font-weight="bold" style:font-name-asian="DejaVu Sans" style:font-family-asian="'DejaVu Sans'" style:font-family-generic-asian="system" style:font-pitch-asian="variable" style:font-size-asian="11pt" style:font-style-asian="normal" style:font-weight-asian="bold" style:font-name-complex="Noto Sans1" style:font-family-complex="'Noto Sans'" style:font-family-generic-complex="system" style:font-pitch-complex="variable" style:font-size-complex="12pt"/>
    </style:style>
    <style:style style:name="הוכחה_20_-_20_משל" style:display-name="הוכחה - משל" style:family="paragraph" style:default-outline-level="">
      <style:paragraph-properties fo:margin-top="0in" fo:margin-bottom="0in" style:contextual-spacing="false" style:line-height-at-least="0.2209in" fo:text-align="start" style:justify-single-word="false" style:writing-mode="rl-tb"/>
      <style:text-properties style:font-name="David CLM" fo:font-family="'David CLM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/>
    </style:style>
    <style:style style:name="הוכחה" style:family="paragraph" style:default-outline-level="">
      <style:paragraph-properties fo:margin-top="0.0736in" fo:margin-bottom="0in" style:contextual-spacing="false" fo:text-align="end" style:justify-single-word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1" style:font-family-complex="'Noto Sans'" style:font-family-generic-complex="system" style:font-pitch-complex="variable" style:font-size-complex="12pt"/>
    </style:style>
    <style:style style:name="נוסחה" style:family="paragraph" style:default-outline-level="">
      <style:paragraph-properties fo:margin-left="2.0846in" fo:margin-right="0in" fo:line-height="150%" fo:text-align="start" style:justify-single-word="false" fo:text-indent="-1.0425in" style:auto-text-indent="false" style:writing-mode="lr-tb"/>
      <style:text-properties style:font-name="David CLM" fo:font-family="'David CLM'" style:font-family-generic="roman" style:font-pitch="variable" fo:font-size="11pt" fo:letter-spacing="0.028in" fo:font-weight="normal" style:font-name-asian="DejaVu Sans" style:font-family-asian="'DejaVu Sans'" style:font-family-generic-asian="system" style:font-pitch-asian="variable" style:font-size-asian="11pt" style:font-weight-asian="normal" style:font-name-complex="Noto Sans1" style:font-family-complex="'Noto Sans'" style:font-family-generic-complex="system" style:font-pitch-complex="variable" style:font-size-complex="12pt"/>
    </style:style>
    <style:style style:name="בולט" style:family="paragraph" style:default-outline-level="">
      <style:paragraph-properties fo:margin-left="0.8819in" fo:margin-right="0in" fo:margin-top="0in" fo:margin-bottom="0in" style:contextual-spacing="false" style:line-height-at-least="0.3799in" fo:text-align="end" style:justify-single-word="false" fo:text-indent="0in" style:auto-text-indent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1" style:font-family-complex="'Noto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0.8819in" fo:margin-right="0in" fo:margin-top="0in" fo:margin-bottom="0in" style:contextual-spacing="false" style:line-height-at-least="0.3654in" fo:text-align="end" style:justify-single-word="false" fo:text-indent="0in" style:auto-text-indent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1" style:font-family-complex="'Noto Sans'" style:font-family-generic-complex="system" style:font-pitch-complex="variable" style:font-size-complex="12pt"/>
    </style:style>
    <style:style style:name="חצי_20_שורה" style:display-name="חצי שורה" style:family="paragraph" style:default-outline-level="">
      <style:paragraph-properties style:line-height-at-least="0.1717in" fo:text-align="end" style:justify-single-word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1" style:font-family-complex="'Noto Sans'" style:font-family-generic-complex="system" style:font-pitch-complex="variable" style:font-size-complex="12pt"/>
    </style:style>
    <style:style style:name="פנים_20_מסגרת" style:display-name="פנים מסגרת" style:family="paragraph" style:default-outline-level="">
      <style:paragraph-properties fo:margin-left="0.5209in" fo:margin-right="0.278in" fo:text-align="end" style:justify-single-word="false" fo:text-indent="0in" style:auto-text-indent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1" style:font-family-complex="'Noto Sans'" style:font-family-generic-complex="system" style:font-pitch-complex="variable" style:font-size-complex="12pt"/>
    </style:style>
    <style:style style:name="מסגרת_20_טקסט" style:display-name="מסגרת טקסט" style:family="paragraph" style:default-outline-level="">
      <style:paragraph-properties fo:margin-left="0.278in" fo:margin-right="0.278in" fo:text-align="end" style:justify-single-word="false" fo:text-indent="0in" style:auto-text-indent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1" style:font-family-complex="'Noto Sans'" style:font-family-generic-complex="system" style:font-pitch-complex="variable" style:font-size-complex="12pt"/>
    </style:style>
    <style:style style:name="כותרת_20_משפט_20_הגדרה_20_אלגוריתם_20_למה" style:display-name="כותרת משפט הגדרה אלגוריתם למה" style:family="paragraph" style:default-outline-level="">
      <style:paragraph-properties fo:margin-left="0in" fo:margin-right="0.278in" fo:margin-top="0in" fo:margin-bottom="0.098in" style:contextual-spacing="false" fo:text-align="end" style:justify-single-word="false" fo:text-indent="0in" style:auto-text-indent="false" style:writing-mode="rl-tb"/>
      <style:text-properties style:text-position="super 58%" style:font-name="Arial" fo:font-family="Arial" style:font-family-generic="roman" style:font-pitch="variable" fo:font-size="10.5pt" fo:font-weight="bold" style:font-name-asian="DejaVu Sans" style:font-family-asian="'DejaVu Sans'" style:font-family-generic-asian="system" style:font-pitch-asian="variable" style:font-size-asian="10.5pt" style:font-weight-asian="bold" style:font-name-complex="Noto Sans1" style:font-family-complex="'Noto Sans'" style:font-family-generic-complex="system" style:font-pitch-complex="variable" style:font-size-complex="12pt"/>
    </style:style>
    <style:style style:name="מסגרת_20_כותרת_20_חדשה" style:display-name="מסגרת כותרת חדשה" style:family="paragraph" style:default-outline-level="">
      <style:paragraph-properties fo:margin-left="0.278in" fo:margin-right="0.278in" fo:margin-top="0in" fo:margin-bottom="0.098in" style:contextual-spacing="false" fo:text-align="end" style:justify-single-word="false" fo:text-indent="0in" style:auto-text-indent="false" style:writing-mode="rl-tb"/>
      <style:text-properties style:font-name="Greta Sans H+L SemiBold" fo:font-family="'Greta Sans H+L SemiBold'" style:font-family-generic="roman" style:font-pitch="variable" fo:font-size="10.5pt" fo:font-weight="normal" style:font-name-asian="DejaVu Sans" style:font-family-asian="'DejaVu Sans'" style:font-family-generic-asian="system" style:font-pitch-asian="variable" style:font-size-asian="10.5pt" style:font-weight-asian="normal" style:font-name-complex="Noto Sans1" style:font-family-complex="'Noto Sans'" style:font-family-generic-complex="system" style:font-pitch-complex="variable" style:font-size-complex="12pt"/>
    </style:style>
    <style:style style:name="tx_7e_LT_7e_Gliederung_20_1" style:display-name="tx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top="0.1575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top="0.1181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top="0.0783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x_7e_LT_7e_Untertitel" style:display-name="tx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x_7e_LT_7e_Notizen" style:display-name="tx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x_7e_LT_7e_Hintergrundobjekte" style:display-name="tx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x_7e_LT_7e_Hintergrund" style:display-name="tx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áçðå_20_àú_20_òöîëí" style:display-name="áçðå àú òöîëí" style:family="paragraph" style:parent-style-name="Standard">
      <style:paragraph-properties fo:margin-left="0in" fo:margin-right="0.3937in" fo:line-height="100%" fo:text-align="justify" style:justify-single-word="false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style:vertical-align="auto" style:writing-mode="rl-tb">
        <style:tab-stops>
          <style:tab-stop style:position="0.1972in"/>
        </style:tab-stops>
      </style:paragraph-properties>
      <style:text-properties style:font-name="Arial2" fo:font-family="Arial" style:font-style-name="Regular" style:font-pitch="fixed" fo:font-size="10.5pt" fo:language="en" fo:country="US" fo:font-weight="bold" style:font-size-asian="10.5pt" style:language-asian="en" style:country-asian="US" style:font-weight-asian="bold" style:font-name-complex="Arial3" style:font-family-complex="Arial" style:font-style-name-complex="Regular" style:font-pitch-complex="variable" style:font-size-complex="10.5pt" style:language-complex="he" style:country-complex="IL" style:font-weight-complex="bold"/>
    </style:style>
    <style:style style:name="תרגיל_20_סוף" style:display-name="תרגיל סוף" style:family="paragraph" style:parent-style-name="Standard">
      <style:paragraph-properties fo:margin-left="0in" fo:margin-right="0in" fo:line-height="0.1043in" fo:text-align="justify" style:justify-single-word="false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style:vertical-align="auto" style:writing-mode="rl-tb">
        <style:tab-stops>
          <style:tab-stop style:position="0.1972in"/>
        </style:tab-stops>
      </style:paragraph-properties>
      <style:text-properties fo:font-size="10pt" fo:language="en" fo:country="US" style:font-size-asian="10pt" style:language-asian="en" style:country-asian="US" style:font-name-complex="MF Narkisim1" style:font-family-complex="'MF Narkisim'" style:font-style-name-complex="Regular" style:font-pitch-complex="variable" style:font-size-complex="11pt" style:language-complex="he" style:country-complex="I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חצי_20_שורה_20_תו" style:display-name="חצי שורה תו" style:family="text" style:parent-style-name="Default_20_Paragraph_20_Font">
      <style:text-properties fo:font-size="11pt" style:font-name-asian="Calibri" style:font-family-asian="Calibri" style:font-family-generic-asian="system" style:font-pitch-asian="variable" style:font-size-asian="11pt" style:font-name-complex="MF Narkisim" style:font-family-complex="'MF Narkisim'" style:font-family-generic-complex="system" style:font-pitch-complex="variable" style:font-size-complex="11pt"/>
    </style:style>
    <style:style style:name="תרגיל_20_סוף_20_תו" style:display-name="תרגיל סוף תו" style:family="text" style:parent-style-name="Default_20_Paragraph_20_Font">
      <style:text-properties fo:font-size="11pt" style:font-name-asian="Calibri" style:font-family-asian="Calibri" style:font-family-generic-asian="system" style:font-pitch-asian="variable" style:font-size-asian="11pt" style:font-name-complex="MF Narkisim" style:font-family-complex="'MF Narkisim'" style:font-family-generic-complex="system" style:font-pitch-complex="variable" style:font-size-complex="11pt"/>
    </style:style>
    <style:style style:name="äáçðä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1-04T18:18:28.350895855</meta:creation-date>
    <meta:generator>LibreOffice/25.2.2.2$Windows_X86_64 LibreOffice_project/7370d4be9e3cf6031a51beef54ff3bda878e3fac</meta:generator>
    <dc:date>2025-05-18T18:06:39.819639400</dc:date>
    <meta:editing-duration>P12DT4H20M48S</meta:editing-duration>
    <meta:editing-cycles>1649</meta:editing-cycles>
    <meta:document-statistic meta:table-count="0" meta:image-count="0" meta:object-count="0" meta:page-count="2" meta:paragraph-count="30" meta:word-count="417" meta:character-count="2312" meta:non-whitespace-character-count="1915"/>
  </office:meta>
</office:document-meta>
</file>